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officeooo:rsid="00290014" officeooo:paragraph-rsid="00290014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Footer">
      <style:paragraph-properties fo:text-align="end" style:justify-single-word="false"/>
      <style:text-properties style:font-name="Verdana"/>
    </style:style>
    <style:style style:name="P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rsid="00205ec0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a5836" officeooo:paragraph-rsid="002c1c9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2c1c9c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2f8aaf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bold" officeooo:rsid="00205ec0" officeooo:paragraph-rsid="002c1c9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fo:font-size="10pt" fo:font-style="normal" style:text-underline-style="none" fo:font-weight="normal" officeooo:rsid="001dcde7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0pt" fo:font-style="normal" style:text-underline-style="none" fo:font-weight="normal" officeooo:rsid="002a5836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0pt" fo:font-style="normal" style:text-underline-style="none" fo:font-weight="normal" officeooo:rsid="002f8aaf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tyle="normal" style:text-underline-style="none" officeooo:rsid="001dcde7" style:font-style-asian="normal" style:font-style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&quot;product, stock in get_objects(objects, data)&quot;&gt;">starts for loop o objects</text:text-input></text:p>
      <text:p text:style-name="P10"><text:span text:style-name="T5">Prodotto: </text:span><text:span text:style-name="T2"><text:placeholder text:placeholder-type="text">&lt;product.default_code&gt;</text:placeholder></text:span><text:span text:style-name="T2"> </text:span><text:span text:style-name="T3">(min.: </text:span><text:span text:style-name="T2"><text:placeholder text:placeholder-type="text">&lt;product.minimum_qty&gt;</text:placeholder></text:span><text:span text:style-name="T2">, </text:span><text:span text:style-name="T4">magazzino: </text:span><text:span text:style-name="T2"><text:placeholder text:placeholder-type="text">&lt;product.accounting_qty&gt;</text:placeholder></text:span><text:span text:style-name="T3">)</text:span></text:p>
      <text:p text:style-name="P11"><text:text-input text:description="&lt;for each=&quot;date, q in stock.iteritems()&quot;&gt;">starts for loop o objects</text:text-input></text:p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9"><text:span text:style-name="T2"><text:placeholder text:placeholder-type="text">&lt;date&gt;</text:placeholder></text:span></text:p>
          </table:table-cell>
          <table:table-cell table:style-name="Tabella1.B1" office:value-type="string">
            <text:p text:style-name="P9"><text:span text:style-name="T2"><text:placeholder text:placeholder-type="text">&lt;q&gt;</text:placeholder></text:span></text:p>
          </table:table-cell>
        </table:table-row>
      </table:table>
      <text:p text:style-name="P7"><text:text-input text:description="&lt;/for&gt;">end loop objects</text:text-input></text:p>
      <text:p text:style-name="P8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officeooo:rsid="00290014" officeooo:paragraph-rsid="00290014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0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Stato magazzino prodotto</text:p>
            </table:table-cell>
            <table:table-cell table:style-name="Tabella4.A1" office:value-type="string">
              <text:p text:style-name="MP3">Pag. <text:page-number text:select-page="current">1</text:page-number> di <text:page-count>1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1-14T16:16:13.582156946</dc:date>
    <meta:editing-duration>P1DT16H33M22S</meta:editing-duration>
    <meta:editing-cycles>271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11" meta:word-count="43" meta:character-count="295" meta:non-whitespace-character-count="269"/>
    <meta:user-defined meta:name="Info 1"/>
    <meta:user-defined meta:name="Info 2"/>
    <meta:user-defined meta:name="Info 3"/>
    <meta:user-defined meta:name="Info 4"/>
  </office:meta>
</office:document-meta>
</file>